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itle">
      <style:text-properties officeooo:rsid="000f5f97" officeooo:paragraph-rsid="000d0a47"/>
    </style:style>
    <style:style style:name="P2" style:family="paragraph" style:parent-style-name="Standard">
      <style:text-properties officeooo:rsid="000d0a47" officeooo:paragraph-rsid="000d0a47"/>
    </style:style>
    <style:style style:name="P3" style:family="paragraph" style:parent-style-name="Heading_20_1">
      <style:text-properties officeooo:rsid="000d0a47" officeooo:paragraph-rsid="000d0a47"/>
    </style:style>
    <style:style style:name="P4" style:family="paragraph" style:parent-style-name="Heading_20_1">
      <style:text-properties officeooo:rsid="00120fe3" officeooo:paragraph-rsid="00120fe3"/>
    </style:style>
    <style:style style:name="P5" style:family="paragraph" style:parent-style-name="Text_20_body">
      <style:text-properties officeooo:rsid="00119035" officeooo:paragraph-rsid="00119035"/>
    </style:style>
    <style:style style:name="P6" style:family="paragraph" style:parent-style-name="Text_20_body" style:list-style-name="L1">
      <style:text-properties officeooo:rsid="00119035" officeooo:paragraph-rsid="00119035"/>
    </style:style>
    <style:style style:name="P7" style:family="paragraph" style:parent-style-name="Text_20_body" style:list-style-name="L1">
      <style:text-properties officeooo:rsid="00119035" officeooo:paragraph-rsid="00120fe3"/>
    </style:style>
    <style:style style:name="P8" style:family="paragraph" style:parent-style-name="Text_20_body">
      <style:text-properties officeooo:rsid="00119035" officeooo:paragraph-rsid="00120fe3"/>
    </style:style>
    <style:style style:name="P9" style:family="paragraph" style:parent-style-name="Text_20_body" style:list-style-name="L2">
      <style:text-properties officeooo:paragraph-rsid="00120fe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8d86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19035" style:font-style-asian="normal" style:font-style-complex="normal"/>
    </style:style>
    <style:style style:name="T5" style:family="text">
      <style:text-properties fo:font-style="normal" officeooo:rsid="00120fe3" style:font-style-asian="normal" style:font-style-complex="normal"/>
    </style:style>
    <style:style style:name="T6" style:family="text">
      <style:text-properties fo:font-style="normal" officeooo:rsid="00138d86" style:font-style-asian="normal" style:font-style-complex="normal"/>
    </style:style>
    <style:style style:name="T7" style:family="text">
      <style:text-properties officeooo:rsid="001091eb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15"/></text:p>
      <text:p text:style-name="P1">Ex_<text:span text:style-name="T7">theatre_1</text:span></text:p>
      <text:p text:style-name="P2"/>
      <text:h text:style-name="P3" text:outline-level="1">Instructions</text:h>
      <text:list xml:id="list6061583567737747664" text:style-name="L1">
        <text:list-item>
          <text:p text:style-name="P6"><text:span text:style-name="T3">Décri</text:span><text:span text:style-name="T5">vez</text:span><text:span text:style-name="T3"> le manuscrit composite suivant :</text:span></text:p>
          <text:list>
            <text:list-item>
              <text:p text:style-name="P7"><text:a xlink:type="simple" xlink:href="http://gallica.bnf.fr/ark:/12148/btv1b90070437" text:style-name="Internet_20_link" text:visited-style-name="Visited_20_Internet_20_Link"><text:span text:style-name="T3">http://gallica.bnf.fr/ark:/12148/btv1b90070437</text:span></text:a></text:p>
            </text:list-item>
            <text:list-item>
              <text:p text:style-name="P7"><text:a xlink:type="simple" xlink:href="http://archivesetmanuscrits.bnf.fr/ark:/12148/cc43843w" text:style-name="Internet_20_link" text:visited-style-name="Visited_20_Internet_20_Link"><text:span text:style-name="T3">http://archivesetmanuscrits.bnf.fr/ark:/12148/cc43843w</text:span></text:a></text:p>
            </text:list-item>
          </text:list>
        </text:list-item>
        <text:list-item>
          <text:p text:style-name="P7"><text:span text:style-name="T3">Décrivez dans le &lt;msDesc&gt; </text:span><text:span text:style-name="T6">les deux lettres mentionnées </text:span><text:span text:style-name="T2">infra</text:span><text:span text:style-name="T6">.</text:span></text:p>
        </text:list-item>
      </text:list>
      <text:h text:style-name="P4" text:outline-level="1"><text:span text:style-name="T3">Informations</text:span></text:h>
      <text:list xml:id="list9087725671816458123" text:style-name="L2">
        <text:list-item>
          <text:p text:style-name="P9"><text:span text:style-name="T4">la première lettre du recueil qui commence à la page 3, de Madame de Sévigné à sa fille, envoyée le mercredi 17 juin 1671 </text:span><text:span text:style-name="T5">[</text:span><text:a xlink:type="simple" xlink:href="http://gallica.bnf.fr/ark:/12148/btv1b90070437/f4.item" text:style-name="Internet_20_link" text:visited-style-name="Visited_20_Internet_20_Link"><text:span text:style-name="T4">http://gallica.bnf.fr/ark:/12148/btv1b90070437/f4.item</text:span></text:a><text:span text:style-name="T5">]</text:span></text:p>
        </text:list-item>
        <text:list-item>
          <text:p text:style-name="P9"><text:span text:style-name="T4">la neuvième lettre du recueil qui commence p. 79, de Mme de Sévigné et son fils Charles de Sévigné à Mme de Grignan, envoyée le mercredi 12 juillet 1690, en réponse à la lettre du premier juillet </text:span><text:span text:style-name="T5">[</text:span><text:a xlink:type="simple" xlink:href="http://gallica.bnf.fr/ark:/12148/btv1b90070437/f43.item" text:style-name="Internet_20_link" text:visited-style-name="Visited_20_Internet_20_Link"><text:span text:style-name="T4">http://gallica.bnf.fr/ark:/12148/btv1b90070437/f43.item</text:span></text:a><text:span text:style-name="T5">]</text:span></text:p>
        </text:list-item>
      </text:list>
      <text:p text:style-name="P8"><text:span text:style-name="T3"/></text:p>
      <text:p text:style-name="P5"><text:span text:style-name="T3"/></text:p>
      <text:p text:style-name="P5"><text:span text:style-name="T3"/></text:p>
      <text:p text:style-name="P5"><text:span text:style-name="T3"><text:tab/>1 -</text:span></text:p>
      <text:p text:style-name="P5"><text:span text:style-name="T3"><text:tab/></text:span></text:p>
      <text:p text:style-name="P5"><text:span text:style-name="T3"/></text:p>
      <text:p text:style-name="P5"><text:span text:style-name="T3"><text:tab/>2 - </text:span></text:p>
      <text:p text:style-name="P5"><text:span text:style-name="T3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11:01:33.618450000</meta:creation-date>
    <dc:date>2018-02-11T14:04:57.210257000</dc:date>
    <meta:editing-duration>PT15M29S</meta:editing-duration>
    <meta:editing-cycles>8</meta:editing-cycles>
    <meta:generator>LibreOffice/5.2.5.1$MacOSX_X86_64 LibreOffice_project/0312e1a284a7d50ca85a365c316c7abbf20a4d22</meta:generator>
    <meta:document-statistic meta:table-count="0" meta:image-count="0" meta:object-count="0" meta:page-count="1" meta:paragraph-count="14" meta:word-count="95" meta:character-count="709" meta:non-whitespace-character-count="613"/>
  </office:meta>
</office:document-meta>
</file>